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Heading">
      <style:paragraph-properties fo:margin-left="0cm" fo:margin-right="0cm" fo:text-align="start" style:justify-single-word="false" fo:orphans="2" fo:widows="2" fo:text-indent="0cm" style:auto-text-indent="false"/>
      <style:text-properties fo:font-variant="normal" fo:text-transform="none" fo:color="#000000" style:font-name="Lucida Grande" fo:font-size="8pt" fo:letter-spacing="normal" fo:font-style="normal" fo:font-weight="bold" style:font-size-asian="8pt" style:font-size-complex="8pt"/>
    </style:style>
    <style:style style:name="P2" style:family="paragraph" style:parent-style-name="List_20_Heading">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bold" officeooo:rsid="0009fa9d" officeooo:paragraph-rsid="0009fa9d" style:font-size-asian="8pt" style:font-weight-asian="bold" style:font-size-complex="8pt" style:font-weight-complex="bold"/>
    </style:style>
    <style:style style:name="P3"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style:font-size-asian="8pt" style:font-size-complex="8pt"/>
    </style:style>
    <style:style style:name="P4"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paragraph-rsid="000143f7" style:font-size-asian="8pt" style:font-size-complex="8pt"/>
    </style:style>
    <style:style style:name="P5"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32ebf" officeooo:paragraph-rsid="00032ebf" style:font-size-asian="8pt" style:font-size-complex="8pt"/>
    </style:style>
    <style:style style:name="P6"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5a9fb" officeooo:paragraph-rsid="0005a9fb" style:font-size-asian="8pt" style:font-size-complex="8pt"/>
    </style:style>
    <style:style style:name="P7"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b39b4" officeooo:paragraph-rsid="000b39b4" style:font-size-asian="8pt" style:font-size-complex="8pt"/>
    </style:style>
    <style:style style:name="P8"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b9337" officeooo:paragraph-rsid="000b9337" style:font-size-asian="8pt" style:font-size-complex="8pt"/>
    </style:style>
    <style:style style:name="P9"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be9af" officeooo:paragraph-rsid="000be9af" style:font-size-asian="8pt" style:font-size-complex="8pt"/>
    </style:style>
    <style:style style:name="P10"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ee5b6" officeooo:paragraph-rsid="000ee5b6" style:font-size-asian="8pt" style:font-size-complex="8pt"/>
    </style:style>
    <style:style style:name="P11"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f8c1d" officeooo:paragraph-rsid="000f8c1d" style:font-size-asian="8pt" style:font-size-complex="8pt"/>
    </style:style>
    <style:style style:name="P12"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23119" officeooo:paragraph-rsid="00123119" style:font-size-asian="8pt" style:font-size-complex="8pt"/>
    </style:style>
    <style:style style:name="P13"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3ed69" officeooo:paragraph-rsid="0013ed69" style:font-size-asian="8pt" style:font-size-complex="8pt"/>
    </style:style>
    <style:style style:name="P14"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50a3c" officeooo:paragraph-rsid="00150a3c" style:font-size-asian="8pt" style:font-size-complex="8pt"/>
    </style:style>
    <style:style style:name="P15"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5b694" officeooo:paragraph-rsid="0015b694" style:font-size-asian="8pt" style:font-size-complex="8pt"/>
    </style:style>
    <style:style style:name="P16"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683ee" officeooo:paragraph-rsid="001683ee" style:font-size-asian="8pt" style:font-size-complex="8pt"/>
    </style:style>
    <style:style style:name="P17"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7ef9e" officeooo:paragraph-rsid="0017ef9e" style:font-size-asian="8pt" style:font-size-complex="8pt"/>
    </style:style>
    <style:style style:name="P18"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82cd4" officeooo:paragraph-rsid="00182cd4" style:font-size-asian="8pt" style:font-size-complex="8pt"/>
    </style:style>
    <style:style style:name="P19"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9b36d" officeooo:paragraph-rsid="0019b36d" style:font-size-asian="8pt" style:font-size-complex="8pt"/>
    </style:style>
    <style:style style:name="P20"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ba7d3" officeooo:paragraph-rsid="001ba7d3" style:font-size-asian="8pt" style:font-size-complex="8pt"/>
    </style:style>
    <style:style style:name="P21"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c58cd" officeooo:paragraph-rsid="001c58cd" style:font-size-asian="8pt" style:font-size-complex="8pt"/>
    </style:style>
    <style:style style:name="P22"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dd2d9" officeooo:paragraph-rsid="001dd2d9" style:font-size-asian="8pt" style:font-size-complex="8pt"/>
    </style:style>
    <style:style style:name="P23"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1f4506" officeooo:paragraph-rsid="001f4506" style:font-size-asian="8pt" style:font-size-complex="8pt"/>
    </style:style>
    <style:style style:name="P24"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20060d" officeooo:paragraph-rsid="0020060d" style:font-size-asian="8pt" style:font-size-complex="8pt"/>
    </style:style>
    <style:style style:name="P25"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20f248" officeooo:paragraph-rsid="0020f248" style:font-size-asian="8pt" style:font-size-complex="8pt"/>
    </style:style>
    <style:style style:name="P26"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224f34" officeooo:paragraph-rsid="00224f34" style:font-size-asian="8pt" style:font-size-complex="8pt"/>
    </style:style>
    <style:style style:name="P27"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233abd" officeooo:paragraph-rsid="00233abd" style:font-size-asian="8pt" style:font-size-complex="8pt"/>
    </style:style>
    <style:style style:name="P28"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2476f8" officeooo:paragraph-rsid="002476f8" style:font-size-asian="8pt" style:font-size-complex="8pt"/>
    </style:style>
    <style:style style:name="P29"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paragraph-rsid="0008ad63" style:font-size-asian="8pt" style:font-weight-asian="normal" style:font-size-complex="8pt" style:font-weight-complex="normal"/>
    </style:style>
    <style:style style:name="P30"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8ad63" officeooo:paragraph-rsid="0008ad63" style:font-size-asian="8pt" style:font-weight-asian="normal" style:font-size-complex="8pt" style:font-weight-complex="normal"/>
    </style:style>
    <style:style style:name="P31"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normal" fo:font-weight="normal" officeooo:rsid="0009fa9d" officeooo:paragraph-rsid="0009fa9d" style:font-size-asian="8pt" style:font-weight-asian="normal" style:font-size-complex="8pt" style:font-weight-complex="normal"/>
    </style:style>
    <style:style style:name="P32"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italic" fo:font-weight="normal" style:font-size-asian="8pt" style:font-size-complex="8pt"/>
    </style:style>
    <style:style style:name="P33"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8pt" fo:letter-spacing="normal" fo:font-style="italic" fo:font-weight="normal" officeooo:rsid="0004ce06" officeooo:paragraph-rsid="0004ce06" style:font-size-asian="8pt" style:font-size-complex="8pt"/>
    </style:style>
    <style:style style:name="P34"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Lucida Grande" fo:font-size="7pt" fo:letter-spacing="normal" fo:font-style="normal" fo:font-weight="normal" officeooo:rsid="002476f8" officeooo:paragraph-rsid="002476f8" style:font-size-asian="7pt" style:font-size-complex="7pt"/>
    </style:style>
    <style:style style:name="P35" style:family="paragraph" style:parent-style-name="List_20_Contents">
      <style:paragraph-properties fo:margin-left="0cm" fo:margin-right="0cm" fo:text-align="start" style:justify-single-word="false" fo:orphans="2" fo:widows="2" fo:text-indent="0cm" style:auto-text-indent="false"/>
      <style:text-properties fo:font-size="8pt" officeooo:paragraph-rsid="00251bf3" style:font-size-asian="8pt" style:font-size-complex="8pt"/>
    </style:style>
    <style:style style:name="P36" style:family="paragraph" style:parent-style-name="List_20_Contents">
      <style:paragraph-properties fo:margin-left="0cm" fo:margin-right="0cm" fo:text-align="start" style:justify-single-word="false" fo:orphans="2" fo:widows="2" fo:text-indent="0cm" style:auto-text-indent="false"/>
      <style:text-properties fo:font-size="8pt" officeooo:rsid="00251bf3" officeooo:paragraph-rsid="00251bf3" style:font-size-asian="8pt" style:font-size-complex="8pt"/>
    </style:style>
    <style:style style:name="P37" style:family="paragraph" style:parent-style-name="List_20_Contents" style:master-page-name="">
      <loext:graphic-properties draw:fill="none"/>
      <style:paragraph-properties fo:margin-left="0cm" fo:margin-right="-0.9cm" fo:margin-top="0cm" fo:margin-bottom="0.499cm" loext:contextual-spacing="false" fo:text-align="start" style:justify-single-word="false" fo:orphans="2" fo:widows="2" fo:text-indent="0cm" style:auto-text-indent="false" style:page-number="auto" fo:background-color="transparent"/>
      <style:text-properties fo:font-variant="normal" fo:text-transform="none" fo:color="#000000" style:font-name="Lucida Grande" fo:font-size="8pt" fo:letter-spacing="normal" fo:font-style="normal" fo:font-weight="normal" officeooo:rsid="0008ad63" officeooo:paragraph-rsid="0008ad63" style:font-size-asian="8pt" style:font-weight-asian="normal" style:font-size-complex="8pt" style:font-weight-complex="normal"/>
    </style:style>
    <style:style style:name="T1" style:family="text">
      <style:text-properties fo:font-style="italic"/>
    </style:style>
    <style:style style:name="T2" style:family="text">
      <style:text-properties fo:font-weight="bold" officeooo:rsid="0008ad63" style:font-weight-asian="bold" style:font-weight-complex="bold"/>
    </style:style>
    <style:style style:name="T3" style:family="text">
      <style:text-properties fo:font-variant="normal" fo:text-transform="none" fo:color="#000000" style:font-name="Lucida Grande" fo:font-size="9.75pt" fo:letter-spacing="normal" fo:font-style="normal" fo:font-weight="normal"/>
    </style:style>
    <style:style style:name="T4" style:family="text">
      <style:text-properties fo:font-variant="normal" fo:text-transform="none" fo:color="#000000" style:font-name="Lucida Grande" fo:font-size="9.75pt" fo:letter-spacing="normal" fo:font-style="normal" fo:font-weight="normal" officeooo:rsid="00251bf3"/>
    </style:style>
    <style:style style:name="T5" style:family="text">
      <style:text-properties fo:font-variant="normal" fo:text-transform="none" fo:color="#000000" style:font-name="Lucida Grande" fo:font-size="9.75pt" fo:letter-spacing="normal" fo:font-style="normal" fo:font-weight="bold"/>
    </style:style>
    <style:style style:name="T6" style:family="text">
      <style:text-properties fo:font-variant="normal" fo:text-transform="none" fo:color="#000000" style:font-name="Lucida Grande" fo:letter-spacing="normal" fo:font-style="normal" fo:font-weight="normal"/>
    </style:style>
    <style:style style:name="T7" style:family="text">
      <style:text-properties fo:font-variant="normal" fo:text-transform="none" fo:color="#000000" style:font-name="Lucida Grande" fo:letter-spacing="normal" fo:font-style="normal" fo:font-weight="normal" officeooo:rsid="00251bf3"/>
    </style:style>
    <style:style style:name="T8" style:family="text">
      <style:text-properties fo:font-variant="normal" fo:text-transform="none" fo:color="#000000" style:font-name="Lucida Grande" fo:letter-spacing="normal" fo:font-style="normal" fo:font-weight="bold"/>
    </style:style>
    <style:style style:name="T9" style:family="text">
      <style:text-properties officeooo:rsid="0008ad63"/>
    </style:style>
    <style:style style:name="T10" style:family="text">
      <style:text-properties fo:font-weight="normal" style:font-weight-asian="normal" style:font-weight-complex="normal"/>
    </style:style>
    <style:style style:name="T11" style:family="text">
      <style:text-properties fo:font-size="7pt" style:font-size-asian="7pt" style:font-size-complex="7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 (*) Find the last element of a list.</text:p>
      <text:p text:style-name="P3">Example:<text:line-break/>?- my_last(X,[a,b,c,d]).<text:line-break/>X = d</text:p>
      <text:p text:style-name="P5">% 1.01 (*): Find the last element of a list % my_last(X,L) :- X is the last element of the list L</text:p>
      <text:p text:style-name="P5">% <text:s text:c="3"/>(element,list) (?,?) % Note: last(?Elem, ?List) is predefined</text:p>
      <text:p text:style-name="P5">my_last(X,[X]).</text:p>
      <text:p text:style-name="P5">my_last(X,[_|L]) :- my_last(X,L).</text:p>
      <text:p text:style-name="P1">1.02 (*) Find the last but one element of a list.</text:p>
      <text:p text:style-name="P32">(de: zweitletztes Element, fr: avant-dernier élément)</text:p>
      <text:p text:style-name="P33">% 1.02 (*): Find the last but one element of a list % last_but_one(X,L) :- X is the last but one element of the list L <text:s text:c="3"/>% <text:s text:c="3"/>(element,list) (?,?)</text:p>
      <text:p text:style-name="P33">last_but_one(X,[X,_]).</text:p>
      <text:p text:style-name="P33">last_but_one(X,[_,Y|Ys]) :- last_but_one(X,[Y|Ys]).</text:p>
      <text:p text:style-name="P1">1.03 (*) Find the K'th element of a list.</text:p>
      <text:p text:style-name="P3">The first element in the list is number 1.<text:line-break/>Example:<text:line-break/>?- element_at(X,[a,b,c,d,e],3).<text:line-break/>X = c</text:p>
      <text:p text:style-name="P6">% 1.03 (*): Find the K'th element of a list. <text:s text:c="2"/>% The first element in the list is number 1.</text:p>
      <text:p text:style-name="P6">% element_at(X,L,K) :- X is the K'th element of the list L <text:s text:c="2"/>% <text:s text:c="3"/>(element,list,integer) (?,?,+)</text:p>
      <text:p text:style-name="P6">% Note: nth1(?Index, ?List, ?Elem) is predefined</text:p>
      <text:p text:style-name="P6">element_at(X,[X|_],1).</text:p>
      <text:p text:style-name="P6">element_at(X,[_|L],K) :- K &gt; 1, K1 is K - 1, element_at(X,L,K1).</text:p>
      <text:p text:style-name="P29"><text:span text:style-name="T2">% 1.04 (*): Find the number of elements of a list. </text:span><text:span text:style-name="T9">% my_length(L,N) :- the list L contains N elements</text:span></text:p>
      <text:p text:style-name="P37">% <text:s text:c="3"/>(list,integer) (+,?) <text:s text:c="2"/>% Note: length(?List, ?Int) is predefined</text:p>
      <text:p text:style-name="P30">my_length([],0).</text:p>
      <text:p text:style-name="P30">my_length([_|L],N) :- my_length(L,N1), N is N1 + 1.</text:p>
      <text:p text:style-name="P2">% 1.05 (*): Reverse a list. <text:s/><text:span text:style-name="T10">% my_reverse(L1,L2) :- L2 is the list obtained from L1 by reversing </text:span></text:p>
      <text:p text:style-name="P31">% <text:s text:c="3"/>the order of the elements. <text:s/>% <text:s text:c="3"/>(list,list) (?,?)</text:p>
      <text:p text:style-name="P31">% Note: reverse(+List1, -List2) is predefined</text:p>
      <text:p text:style-name="P31"/>
      <text:p text:style-name="P31">my_reverse(L1,L2) :- my_rev(L1,L2,[]).</text:p>
      <text:p text:style-name="P31">my_rev([],L2,L2) :- !.</text:p>
      <text:p text:style-name="P31"><text:soft-page-break/>my_rev([X|Xs],L2,Acc) :- my_rev(Xs,L2,[X|Acc]).</text:p>
      <text:p text:style-name="P1">1.06 (*) Find out whether a list is a palindrome.</text:p>
      <text:p text:style-name="P3">A palindrome can be read forward or backward; e.g. [x,a,m,a,x].</text:p>
      <text:p text:style-name="P7">% 1.06 (*): Find out whether a list is a palindrome <text:s/>% A palindrome can be read forward or backward; e.g. [x,a,m,a,x]</text:p>
      <text:p text:style-name="P7">% is_palindrome(L) :- L is a palindrome list % <text:s text:c="3"/>(list) (?)</text:p>
      <text:p text:style-name="P7">is_palindrome(L) :- reverse(L,L).</text:p>
      <text:p text:style-name="P1">1.07 (**) Flatten a nested list structure.</text:p>
      <text:p text:style-name="P3">Transform a list, possibly holding lists as elements into a 'flat' list by replacing each list with its elements (recursively).<text:line-break/>Example:<text:line-break/>?- my_flatten([a, [b, [c, d], e]], X).<text:line-break/>X = [a, b, c, d, e]<text:line-break/>Hint: Use the predefined predicates is_list/1 and append/3</text:p>
      <text:p text:style-name="P8">% my_flatten(L1,L2) :- the list L2 is obtained from the list L1 by <text:s/>% <text:s text:c="3"/>flattening; i.e. if an element of L1 is a list then it is replaced</text:p>
      <text:p text:style-name="P8">% <text:s text:c="3"/>by its elements, recursively. <text:s/>% <text:s text:c="3"/>(list,list) (+,?) % Note: flatten(+List1, -List2) is a predefined predicate</text:p>
      <text:p text:style-name="P8">my_flatten(X,[X]) :- \+ is_list(X).</text:p>
      <text:p text:style-name="P8">my_flatten([],[]).</text:p>
      <text:p text:style-name="P8">my_flatten([X|Xs],Zs) :- my_flatten(X,Y), my_flatten(Xs,Ys), append(Y,Ys,Zs).</text:p>
      <text:p text:style-name="P1">1.08 (**) Eliminate consecutive duplicates of list elements.</text:p>
      <text:p text:style-name="P3">If a list contains repeated elements they should be replaced with a single copy of the element. The order of the elements should not be changed.<text:line-break/><text:line-break/>Example:<text:line-break/>?- compress([a,a,a,a,b,c,c,a,a,d,e,e,e,e],X). <text:s text:c="9"/>X = [a,b,c,a,d,e]</text:p>
      <text:p text:style-name="P9">% 1.08 (**): Eliminate consecutive duplicates of list elements. % compress(L1,L2) :- the list L2 is obtained from the list L1 by</text:p>
      <text:p text:style-name="P9">% <text:s text:c="3"/>compressing repeated occurrences of elements into a single copy % <text:s text:c="3"/>of the element. % <text:s text:c="3"/>(list,list) (+,?) <text:s/></text:p>
      <text:p text:style-name="P9">compress([],[]).</text:p>
      <text:p text:style-name="P9">compress([X],[X]).</text:p>
      <text:p text:style-name="P9">compress([X,X|Xs],Zs) :- compress([X|Xs],Zs).</text:p>
      <text:p text:style-name="P9">compress([X,Y|Ys],[X|Zs]) :- X \= Y, compress([Y|Ys],Zs).</text:p>
      <text:p text:style-name="P1">1.09 (**) Pack consecutive duplicates of list elements into sublists.</text:p>
      <text:p text:style-name="P3">If a list contains repeated elements they should be placed in separate sublists.<text:line-break/><text:line-break/>Example:<text:line-break/>?- pack([a,a,a,a,b,c,c,a,a,d,e,e,e,e],X).<text:line-break/>X = [[a,a,a,a],[b],[c,c],[a,a],[d],[e,e,e,e]]</text:p>
      <text:p text:style-name="P10">% pack(L1,L2) :- the list L2 is obtained from the list L1 by packing % <text:s text:c="3"/>repeated occurrences of elements into separate sublists. <text:s text:c="2"/>% <text:s text:c="3"/>(list,list) (+,?)</text:p>
      <text:p text:style-name="P10">pack([],[]).</text:p>
      <text:p text:style-name="P10">pack([X|Xs],[Z|Zs]) :- transfer(X,Xs,Ys,Z), pack(Ys,Zs).</text:p>
      <text:p text:style-name="P10"><text:soft-page-break/>% transfer(X,Xs,Ys,Z) Ys is the list that remains from the list Xs <text:s/>% <text:s text:c="3"/>when all leading copies of X are removed and transfered to Z</text:p>
      <text:p text:style-name="P10">transfer(X,[],[],[X]).</text:p>
      <text:p text:style-name="P10">transfer(X,[Y|Ys],[Y|Ys],[X]) :- X \= Y.</text:p>
      <text:p text:style-name="P10">transfer(X,[X|Xs],Ys,[X|Zs]) :- transfer(X,Xs,Ys,Zs).</text:p>
      <text:p text:style-name="P1">1.10 (*) Run-length encoding of a list.</text:p>
      <text:p text:style-name="P3">Use the result of problem 1.09 to implement the so-called run-length encoding data compression method. Consecutive duplicates of elements are encoded as terms [N,E] where N is the number of duplicates of the element E.<text:line-break/><text:line-break/>Example:<text:line-break/>?- encode([a,a,a,a,b,c,c,a,a,d,e,e,e,e],X).<text:line-break/>X = [[4,a],[1,b],[2,c],[2,a],[1,d],[4,e]]</text:p>
      <text:p text:style-name="P11">% encode(L1,L2) :- the list L2 is obtained from the list L1 by run-length</text:p>
      <text:p text:style-name="P11">% <text:s text:c="3"/>encoding. Consecutive duplicates of elements are encoded as terms [N,E],</text:p>
      <text:p text:style-name="P11">% <text:s text:c="3"/>where N is the number of duplicates of the element E. <text:s text:c="5"/>% <text:s text:c="3"/>(list,list) (+,?)</text:p>
      <text:p text:style-name="P11">:- ensure_loaded(p1_09).</text:p>
      <text:p text:style-name="P11">encode(L1,L2) :- pack(L1,L), transform(L,L2).</text:p>
      <text:p text:style-name="P11">transform([],[]).</text:p>
      <text:p text:style-name="P11">transform([[X|Xs]|Ys],[[N,X]|Zs]) :- length([X|Xs],N), transform(Ys,Zs).</text:p>
      <text:p text:style-name="P1">1.11 (*) Modified run-length encoding.</text:p>
      <text:p text:style-name="P3">Modify the result of problem 1.10 in such a way that if an element has no duplicates it is simply copied into the result list. Only elements with duplicates are transferred as [N,E] terms.<text:line-break/><text:line-break/>Example:<text:line-break/>?- encode_modified([a,a,a,a,b,c,c,a,a,d,e,e,e,e],X).<text:line-break/>X = [[4,a],b,[2,c],[2,a],d,[4,e]]</text:p>
      <text:p text:style-name="P12">% encode_modified(L1,L2) :- the list L2 is obtained from the list L1 by </text:p>
      <text:p text:style-name="P12">% <text:s text:c="3"/>run-length encoding. Consecutive duplicates of elements are encoded % <text:s text:c="3"/>as terms [N,E], where N is the number of duplicates of the element E.</text:p>
      <text:p text:style-name="P12">% <text:s text:c="3"/>However, if N equals 1 then the element is simply copied into the <text:s/>% <text:s text:c="3"/>output list.</text:p>
      <text:p text:style-name="P12">% <text:s text:c="3"/>(list,list) (+,?)</text:p>
      <text:p text:style-name="P12">:- ensure_loaded(p1_10).</text:p>
      <text:p text:style-name="P12">encode_modified(L1,L2) :- encode(L1,L), strip(L,L2).</text:p>
      <text:p text:style-name="P12">strip([],[]).</text:p>
      <text:p text:style-name="P12">strip([[1,X]|Ys],[X|Zs]) :- strip(Ys,Zs).</text:p>
      <text:p text:style-name="P12">strip([[N,X]|Ys],[[N,X]|Zs]) :- N &gt; 1, strip(Ys,Zs).</text:p>
      <text:p text:style-name="P1">1.12 (**) Decode a run-length encoded list.</text:p>
      <text:p text:style-name="P3">Given a run-length code list generated as specified in problem 1.11. Construct its uncompressed version.</text:p>
      <text:p text:style-name="P13"><text:soft-page-break/>% decode(L1,L2) :- L2 is the uncompressed version of the run-length</text:p>
      <text:p text:style-name="P13">% <text:s text:c="3"/>encoded list L1.</text:p>
      <text:p text:style-name="P13">% <text:s text:c="3"/>(list,list) (+,?)</text:p>
      <text:p text:style-name="P13">decode([],[]).</text:p>
      <text:p text:style-name="P13">decode([X|Ys],[X|Zs]) :- \+ is_list(X), decode(Ys,Zs).</text:p>
      <text:p text:style-name="P13">decode([[1,X]|Ys],[X|Zs]) :- decode(Ys,Zs).</text:p>
      <text:p text:style-name="P13">decode([[N,X]|Ys],[X|Zs]) :- N &gt; 1, N1 is N - 1, decode([[N1,X]|Ys],Zs).</text:p>
      <text:p text:style-name="P1">1.13 (**) Run-length encoding of a list (direct solution).</text:p>
      <text:p text:style-name="P3">Implement the so-called run-length encoding data compression method directly. I.e. don't explicitly create the sublists containing the duplicates, as in problem 1.09, but only count them. As in problem 1.11, simplify the result list by replacing the singleton terms [1,X] by X.<text:line-break/><text:line-break/>Example:<text:line-break/>?- encode_direct([a,a,a,a,b,c,c,a,a,d,e,e,e,e],X).<text:line-break/>X = [[4,a],b,[2,c],[2,a],d,[4,e]]</text:p>
      <text:p text:style-name="P14">% encode_direct(L1,L2) :- the list L2 is obtained from the list L1 by </text:p>
      <text:p text:style-name="P14">% <text:s text:c="3"/>run-length encoding. Consecutive duplicates of elements are encoded </text:p>
      <text:p text:style-name="P14">% <text:s text:c="3"/>as terms [N,E], where N is the number of duplicates of the element E.</text:p>
      <text:p text:style-name="P14">% <text:s text:c="3"/>However, if N equals 1 then the element is simply copied into the </text:p>
      <text:p text:style-name="P14">% <text:s text:c="3"/>output list.</text:p>
      <text:p text:style-name="P14">% <text:s text:c="3"/>(list,list) (+,?)</text:p>
      <text:p text:style-name="P14"/>
      <text:p text:style-name="P14">encode_direct([],[]).</text:p>
      <text:p text:style-name="P14">encode_direct([X|Xs],[Z|Zs]) :- count(X,Xs,Ys,1,Z), encode_direct(Ys,Zs).</text:p>
      <text:p text:style-name="P14">% count(X,Xs,Ys,K,T) Ys is the list that remains from the list Xs</text:p>
      <text:p text:style-name="P14">% <text:s text:c="3"/>when all leading copies of X are removed. T is the term [N,X],</text:p>
      <text:p text:style-name="P14">% <text:s text:c="3"/>where N is K plus the number of X's that can be removed from Xs.</text:p>
      <text:p text:style-name="P14">% <text:s text:c="3"/>In the case of N=1, T is X, instead of the term [1,X].</text:p>
      <text:p text:style-name="P14">count(X,[],[],1,X).</text:p>
      <text:p text:style-name="P14">count(X,[],[],N,[N,X]) :- N &gt; 1.</text:p>
      <text:p text:style-name="P14">count(X,[Y|Ys],[Y|Ys],1,X) :- X \= Y.</text:p>
      <text:p text:style-name="P14">count(X,[Y|Ys],[Y|Ys],N,[N,X]) :- N &gt; 1, X \= Y.</text:p>
      <text:p text:style-name="P14">count(X,[X|Xs],Ys,K,T) :- K1 is K + 1, count(X,Xs,Ys,K1,T).</text:p>
      <text:p text:style-name="P1"><text:soft-page-break/>1.14 (*) Duplicate the elements of a list.</text:p>
      <text:p text:style-name="P3">Example:<text:line-break/>?- dupli([a,b,c,c,d],X). <text:s text:c="11"/>X = [a,a,b,b,c,c,c,c,d,d]</text:p>
      <text:p text:style-name="P15">% dupli(L1,L2) :- L2 is obtained from L1 by duplicating all elements.</text:p>
      <text:p text:style-name="P15">% <text:s text:c="3"/>(list,list) (?,?)</text:p>
      <text:p text:style-name="P15">dupli([],[]).</text:p>
      <text:p text:style-name="P15">dupli([X|Xs],[X,X|Ys]) :- dupli(Xs,Ys).</text:p>
      <text:p text:style-name="P1">1.15 (**) Duplicate the elements of a list a given number of times.</text:p>
      <text:p text:style-name="P3">Example:<text:line-break/>?- dupli([a,b,c],3,X).<text:line-break/>X = [a,a,a,b,b,b,c,c,c]<text:line-break/>What are the results of the goal: <text:s/>?- dupli(X,3,Y).</text:p>
      <text:p text:style-name="P16">% dupli(L1,N,L2) :- L2 is obtained from L1 by duplicating all elements</text:p>
      <text:p text:style-name="P16">% <text:s text:c="3"/>N times.</text:p>
      <text:p text:style-name="P16">% <text:s text:c="3"/>(list,integer,list) (?,+,?)</text:p>
      <text:p text:style-name="P16">dupli(L1,N,L2) :- dupli(L1,N,L2,N).</text:p>
      <text:p text:style-name="P16">% dupli(L1,N,L2,K) :- L2 is obtained from L1 by duplicating its leading</text:p>
      <text:p text:style-name="P16">% <text:s text:c="3"/>element K times, all other elements N times.</text:p>
      <text:p text:style-name="P16">% <text:s text:c="3"/>(list,integer,list,integer) (?,+,?,+)</text:p>
      <text:p text:style-name="P16">dupli([],_,[],_).</text:p>
      <text:p text:style-name="P16">dupli([_|Xs],N,Ys,0) :- dupli(Xs,N,Ys,N).</text:p>
      <text:p text:style-name="P16">dupli([X|Xs],N,[X|Ys],K) :- K &gt; 0, K1 is K - 1, dupli([X|Xs],N,Ys,K1).</text:p>
      <text:p text:style-name="P1">1.16 (**) Drop every N'th element from a list.</text:p>
      <text:p text:style-name="P3">Example:<text:line-break/>?- drop([a,b,c,d,e,f,g,h,i,k],3,X).<text:line-break/>X = [a,b,d,e,g,h,k]</text:p>
      <text:p text:style-name="P17">% drop(L1,N,L2) :- L2 is obtained from L1 by dropping every N'th element.</text:p>
      <text:p text:style-name="P17">% <text:s text:c="3"/>(list,integer,list) (?,+,?)</text:p>
      <text:p text:style-name="P17">drop(L1,N,L2) :- drop(L1,N,L2,N).</text:p>
      <text:p text:style-name="P17">% drop(L1,N,L2,K) :- L2 is obtained from L1 by first copying K-1 elements</text:p>
      <text:p text:style-name="P17">% <text:s text:c="3"/>and then dropping an element and, from then on, dropping every</text:p>
      <text:p text:style-name="P17">% <text:s text:c="3"/>N'th element.</text:p>
      <text:p text:style-name="P17">% <text:s text:c="3"/>(list,integer,list,integer) (?,+,?,+)</text:p>
      <text:p text:style-name="P17">drop([],_,[],_).</text:p>
      <text:p text:style-name="P17"><text:soft-page-break/>drop([_|Xs],N,Ys,1) :- drop(Xs,N,Ys,N).</text:p>
      <text:p text:style-name="P17">drop([X|Xs],N,[X|Ys],K) :- K &gt; 1, K1 is K - 1, drop(Xs,N,Ys,K1).</text:p>
      <text:p text:style-name="P1">1.17 (*) Split a list into two parts; the length of the first part is given.</text:p>
      <text:p text:style-name="P3">Do not use any predefined predicates.<text:line-break/><text:line-break/>Example:<text:line-break/>?- split([a,b,c,d,e,f,g,h,i,k],3,L1,L2).<text:line-break/>L1 = [a,b,c]<text:line-break/>L2 = [d,e,f,g,h,i,k]</text:p>
      <text:p text:style-name="P18">% split(L,N,L1,L2) :- the list L1 contains the first N elements</text:p>
      <text:p text:style-name="P18">% <text:s text:c="3"/>of the list L, the list L2 contains the remaining elements.</text:p>
      <text:p text:style-name="P18">% <text:s text:c="3"/>(list,integer,list,list) (?,+,?,?)</text:p>
      <text:p text:style-name="P18">split(L,0,[],L).</text:p>
      <text:p text:style-name="P18">split([X|Xs],N,[X|Ys],Zs) :- N &gt; 0, N1 is N - 1, split(Xs,N1,Ys,Zs).</text:p>
      <text:p text:style-name="P1">1.18 (**) Extract a slice from a list.</text:p>
      <text:p text:style-name="P3">Given two indices, I and K, the slice is the list containing the elements between the I'th and K'th element of the original list (both limits included). Start counting the elements with 1.<text:line-break/><text:line-break/>Example:<text:line-break/>?- slice([a,b,c,d,e,f,g,h,i,k],3,7,L).<text:line-break/> L = [c,d,e,f,g]</text:p>
      <text:p text:style-name="P19">% slice(L1,I,K,L2) :- L2 is the list of the elements of L1 between</text:p>
      <text:p text:style-name="P19">% <text:s text:c="3"/>index I and index K (both included).</text:p>
      <text:p text:style-name="P19">% <text:s text:c="3"/>(list,integer,integer,list) (?,+,+,?)</text:p>
      <text:p text:style-name="P19">slice([X|_],1,1,[X]).</text:p>
      <text:p text:style-name="P19">slice([X|Xs],1,K,[X|Ys]) :- K &gt; 1, </text:p>
      <text:p text:style-name="P19"><text:s text:c="3"/>K1 is K - 1, slice(Xs,1,K1,Ys).</text:p>
      <text:p text:style-name="P19">slice([_|Xs],I,K,Ys) :- I &gt; 1, </text:p>
      <text:p text:style-name="P19"><text:s text:c="3"/>I1 is I - 1, K1 is K - 1, slice(Xs,I1,K1,Ys).</text:p>
      <text:p text:style-name="P1">1.19 (**) Rotate a list N places to the left.</text:p>
      <text:p text:style-name="P4">Examples:<text:line-break/>?- rotate([a,b,c,d,e,f,g,h],3,X).<text:line-break/>X = [d,e,f,g,h,a,b,c]<text:line-break/><text:line-break/>?- rotate([a,b,c,d,e,f,g,h],-2,X).<text:line-break/>X = [g,h,a,b,c,d,e,f]<text:line-break/><text:line-break/>Hint: Use the predefined predicates length/2 and append/3, as well as the result of problem 1.17.</text:p>
      <text:p text:style-name="P20">% rotate(L1,N,L2) :- the list L2 is obtained from the list L1 by </text:p>
      <text:p text:style-name="P20">% <text:s text:c="3"/>rotating the elements of L1 N places to the left.</text:p>
      <text:p text:style-name="P20">% <text:s text:c="3"/>Examples: </text:p>
      <text:p text:style-name="P20"><text:soft-page-break/>% <text:s text:c="3"/>rotate([a,b,c,d,e,f,g,h],3,[d,e,f,g,h,a,b,c])</text:p>
      <text:p text:style-name="P20">% <text:s text:c="3"/>rotate([a,b,c,d,e,f,g,h],-2,[g,h,a,b,c,d,e,f])</text:p>
      <text:p text:style-name="P20">% <text:s text:c="3"/>(list,integer,list) (+,+,?)</text:p>
      <text:p text:style-name="P20">:- ensure_loaded(p1_17).</text:p>
      <text:p text:style-name="P20">rotate([],_,[]) :- !.</text:p>
      <text:p text:style-name="P20">rotate(L1,N,L2) :-</text:p>
      <text:p text:style-name="P20"><text:s text:c="3"/>length(L1,NL1), N1 is N mod NL1, split(L1,N1,S1,S2), append(S2,S1,L2).</text:p>
      <text:p text:style-name="P1">1.20 (*) Remove the K'th element from a list.</text:p>
      <text:p text:style-name="P3">Example:<text:line-break/>?- remove_at(X,[a,b,c,d],2,R).<text:line-break/>X = b<text:line-break/>R = [a,c,d]</text:p>
      <text:p text:style-name="P21">% The first element in the list is number 1.</text:p>
      <text:p text:style-name="P21">% remove_at(X,L,K,R) :- X is the K'th element of the list L; R is the</text:p>
      <text:p text:style-name="P21">% <text:s text:c="3"/>list that remains when the K'th element is removed from L.</text:p>
      <text:p text:style-name="P21">% <text:s text:c="3"/>(element,list,integer,list) (?,?,+,?)</text:p>
      <text:p text:style-name="P21">remove_at(X,[X|Xs],1,Xs).</text:p>
      <text:p text:style-name="P21">remove_at(X,[Y|Xs],K,[Y|Ys]) :- K &gt; 1, </text:p>
      <text:p text:style-name="P21"><text:s text:c="3"/>K1 is K - 1, remove_at(X,Xs,K1,Ys).</text:p>
      <text:p text:style-name="P1">1.21 (*) Insert an element at a given position into a list.</text:p>
      <text:p text:style-name="P3">Example:<text:line-break/>?- insert_at(alfa,[a,b,c,d],2,L).<text:line-break/>L = [a,alfa,b,c,d]</text:p>
      <text:p text:style-name="P22">% The first element in the list is number 1.</text:p>
      <text:p text:style-name="P22">% insert_at(X,L,K,R) :- X is inserted into the list L such that it</text:p>
      <text:p text:style-name="P22">% <text:s text:c="3"/>occupies position K. The result is the list R.</text:p>
      <text:p text:style-name="P22">% <text:s text:c="3"/>(element,list,integer,list) (?,?,+,?)</text:p>
      <text:p text:style-name="P22">:- ensure_loaded(p1_20).</text:p>
      <text:p text:style-name="P22">insert_at(X,L,K,R) :- remove_at(X,R,K,L).</text:p>
      <text:p text:style-name="P1">1.22 (*) Create a list containing all integers within a given range.</text:p>
      <text:p text:style-name="P3">Example:<text:line-break/>?- range(4,9,L).<text:line-break/>L = [4,5,6,7,8,9]</text:p>
      <text:p text:style-name="P23">% range(I,K,L) :- I &lt;= K, and L is the list containing all </text:p>
      <text:p text:style-name="P23">% <text:s text:c="3"/>consecutive integers from I to K.</text:p>
      <text:p text:style-name="P23"><text:soft-page-break/>% <text:s text:c="3"/>(integer,integer,list) (+,+,?)</text:p>
      <text:p text:style-name="P23">range(I,I,[I]).</text:p>
      <text:p text:style-name="P23">range(I,K,[I|L]) :- I &lt; K, I1 is I + 1, range(I1,K,L).</text:p>
      <text:p text:style-name="P1">1.23 (**) Extract a given number of randomly selected elements from a list.</text:p>
      <text:p text:style-name="P3">The selected items shall be put into a result list.<text:line-break/>Example:<text:line-break/>?- rnd_select([a,b,c,d,e,f,g,h],3,L).<text:line-break/>L = [e,d,a]<text:line-break/><text:line-break/>Hint: Use the built-in random number generator random/2 and the result of problem 1.20.</text:p>
      <text:p text:style-name="P24">% rnd_select(L,N,R) :- the list R contains N randomly selected </text:p>
      <text:p text:style-name="P24">% <text:s text:c="3"/>items taken from the list L.</text:p>
      <text:p text:style-name="P24">% <text:s text:c="3"/>(list,integer,list) (+,+,-)</text:p>
      <text:p text:style-name="P24">:- ensure_loaded(p1_20).</text:p>
      <text:p text:style-name="P24">rnd_select(_,0,[]).</text:p>
      <text:p text:style-name="P24">rnd_select(Xs,N,[X|Zs]) :- N &gt; 0,</text:p>
      <text:p text:style-name="P24"><text:s text:c="4"/>length(Xs,L),</text:p>
      <text:p text:style-name="P24"><text:s text:c="4"/>I is random(L) + 1,</text:p>
      <text:p text:style-name="P24"><text:s text:c="4"/>remove_at(X,Xs,I,Ys),</text:p>
      <text:p text:style-name="P24"><text:s text:c="4"/>N1 is N - 1,</text:p>
      <text:p text:style-name="P24"><text:s text:c="4"/>rnd_select(Ys,N1,Zs).</text:p>
      <text:p text:style-name="P1">1.24 (*) Lotto: Draw N different random numbers from the set 1..M.</text:p>
      <text:p text:style-name="P3">The selected numbers shall be put into a result list.<text:line-break/>Example:<text:line-break/>?- lotto(6,49,L).<text:line-break/>L = [23,1,17,33,21,37]<text:line-break/><text:line-break/>Hint: Combine the solutions of problems 1.22 and 1.23.</text:p>
      <text:p text:style-name="P25">% lotto(N,M,L) :- the list L contains N randomly selected distinct</text:p>
      <text:p text:style-name="P25">% <text:s text:c="3"/>integer numbers from the interval 1..M</text:p>
      <text:p text:style-name="P25">% <text:s text:c="3"/>(integer,integer,number-list) (+,+,-)</text:p>
      <text:p text:style-name="P25">:- ensure_loaded(p1_22).</text:p>
      <text:p text:style-name="P25">:- ensure_loaded(p1_23).</text:p>
      <text:p text:style-name="P25">lotto(N,M,L) :- range(1,M,R), rnd_select(R,N,L).</text:p>
      <text:p text:style-name="P1">1.25 (*) Generate a random permutation of the elements of a list.</text:p>
      <text:p text:style-name="P3">Example:<text:line-break/>?- rnd_permu([a,b,c,d,e,f],L).<text:line-break/>L = [b,a,d,c,e,f]<text:line-break/><text:soft-page-break/><text:line-break/>Hint: Use the solution of problem 1.23.</text:p>
      <text:p text:style-name="P26">% rnd_permu(L1,L2) :- the list L2 is a random permutation of the</text:p>
      <text:p text:style-name="P26">% <text:s text:c="3"/>elements of the list L1.</text:p>
      <text:p text:style-name="P26">% <text:s text:c="3"/>(list,list) (+,-)</text:p>
      <text:p text:style-name="P26">:- ensure_loaded(p1_23).</text:p>
      <text:p text:style-name="P26">rnd_permu(L1,L2) :- length(L1,N), rnd_select(L1,N,L2).</text:p>
      <text:p text:style-name="P1">1.26 (**) Generate the combinations of K distinct objects chosen from the N elements of a list</text:p>
      <text:p text:style-name="P3">In how many ways can a committee of 3 be chosen from a group of 12 people? We all know that there are C(12,3) = 220 possibilities (C(N,K) denotes the well-known binomial coefficients). For pure mathematicians, this result may be great. But <text:span text:style-name="T1">we</text:span> want to really generate all the possibilities (via backtracking).<text:line-break/><text:line-break/>Example:<text:line-break/>?- combination(3,[a,b,c,d,e,f],L).<text:line-break/>L = [a,b,c] ;<text:line-break/>L = [a,b,d] ;<text:line-break/>L = [a,b,e] ;<text:line-break/>... </text:p>
      <text:p text:style-name="P27">% combination(K,L,C) :- C is a list of K distinct elements </text:p>
      <text:p text:style-name="P27">% <text:s text:c="3"/>chosen from the list L</text:p>
      <text:p text:style-name="P27">combination(0,_,[]).</text:p>
      <text:p text:style-name="P27">combination(K,L,[X|Xs]) :- K &gt; 0,</text:p>
      <text:p text:style-name="P27"><text:s text:c="3"/>el(X,L,R), K1 is K-1, combination(K1,R,Xs).</text:p>
      <text:p text:style-name="P27">% Find out what the following predicate el/3 exactly does.</text:p>
      <text:p text:style-name="P27">el(X,[X|L],L).</text:p>
      <text:p text:style-name="P27">el(X,[_|L],R) :- el(X,L,R).</text:p>
      <text:p text:style-name="P1">1.27 (**) Group the elements of a set into disjoint subsets.</text:p>
      <text:p text:style-name="P3">a) In how many ways can a group of 9 people work in 3 disjoint subgroups of 2, 3 and 4 persons? Write a predicate that generates all the possibilities via backtracking.<text:line-break/><text:line-break/>Example:<text:line-break/>?- group3([aldo,beat,carla,david,evi,flip,gary,hugo,ida],G1,G2,G3).<text:line-break/>G1 = [aldo,beat], G2 = [carla,david,evi], G3 = [flip,gary,hugo,ida]<text:line-break/>...<text:line-break/>b) Generalize the above predicate in a way that we can specify a list of group sizes and the predicate will return a list of groups.<text:line-break/>Example:<text:line-break/>?- group([aldo,beat,carla,david,evi,flip,gary,hugo,ida],[2,2,5],Gs).<text:line-break/>Gs = [[aldo,beat],[carla,david],[evi,flip,gary,hugo,ida]]<text:line-break/>Note that we do not want permutations of the group members; i.e. [[aldo,beat],...] is the same solution as [[beat,aldo],...]. However, we make a difference between [[aldo,beat],[carla,david],...] and [[carla,david],[aldo,beat],...].<text:line-break/>You may find more about this combinatorial problem in a good book on discrete mathematics under the term "multinomial coefficients". </text:p>
      <text:p text:style-name="P28">% Problem a)</text:p>
      <text:p text:style-name="P28"/>
      <text:p text:style-name="P28"/>
      <text:p text:style-name="P34"><text:soft-page-break/>% group3(G,G1,G2,G3) :- distribute the 9 elements of G into G1, G2, and G3,</text:p>
      <text:p text:style-name="P34">% <text:s text:c="3"/>such that G1, G2 and G3 contain 2,3 and 4 elements respectively</text:p>
      <text:p text:style-name="P34">group3(G,G1,G2,G3) :- </text:p>
      <text:p text:style-name="P34"><text:s text:c="3"/>selectN(2,G,G1),</text:p>
      <text:p text:style-name="P34"><text:s text:c="3"/>subtract(G,G1,R1),</text:p>
      <text:p text:style-name="P34"><text:s text:c="3"/>selectN(3,R1,G2),</text:p>
      <text:p text:style-name="P34"><text:s text:c="3"/>subtract(R1,G2,R2),</text:p>
      <text:p text:style-name="P34"><text:s text:c="3"/>selectN(4,R2,G3),</text:p>
      <text:p text:style-name="P34"><text:s text:c="3"/>subtract(R2,G3,[]).</text:p>
      <text:p text:style-name="P34">% selectN(N,L,S) :- select N elements of the list L and put them in </text:p>
      <text:p text:style-name="P34">% <text:s text:c="3"/>the set S. Via backtracking return all posssible selections, but</text:p>
      <text:p text:style-name="P34">% <text:s text:c="3"/>avoid permutations; i.e. after generating S = [a,b,c] do not return</text:p>
      <text:p text:style-name="P34">% <text:s text:c="3"/>S = [b,a,c], etc.</text:p>
      <text:p text:style-name="P34">selectN(0,_,[]) :- !.</text:p>
      <text:p text:style-name="P34">selectN(N,L,[X|S]) :- N &gt; 0, </text:p>
      <text:p text:style-name="P34"><text:s text:c="3"/>el(X,L,R), </text:p>
      <text:p text:style-name="P34"><text:s text:c="3"/>N1 is N-1,</text:p>
      <text:p text:style-name="P34"><text:s text:c="3"/>selectN(N1,R,S).</text:p>
      <text:p text:style-name="P34">% Use el/3 from p1_26:</text:p>
      <text:p text:style-name="P34">:- ensure_loaded(p1_26).</text:p>
      <text:p text:style-name="P34">% el(X,[X|L],L).</text:p>
      <text:p text:style-name="P34">% el(X,[_|L],R) :- el(X,L,R).</text:p>
      <text:p text:style-name="P34">% subtract/3 is predefined</text:p>
      <text:p text:style-name="P34">% Problem b): Generalization</text:p>
      <text:p text:style-name="P34">% group(G,Ns,Gs) :- distribute the elements of G into the groups Gs.</text:p>
      <text:p text:style-name="P34">% <text:s text:c="3"/>The group sizes are given in the list Ns.</text:p>
      <text:p text:style-name="P34">group([],[],[]).</text:p>
      <text:p text:style-name="P34">group(G,[N1|Ns],[G1|Gs]) :- </text:p>
      <text:p text:style-name="P34"><text:s text:c="3"/>selectN(N1,G,G1),</text:p>
      <text:p text:style-name="P34"><text:s text:c="3"/>subtract(G,G1,R),</text:p>
      <text:p text:style-name="P28"><text:span text:style-name="T11"><text:s text:c="2"/>group(R,Ns,Gs)</text:span>.</text:p>
      <text:p text:style-name="P1"><text:soft-page-break/>1.28 (**) Sorting a list of lists according to length of sublists</text:p>
      <text:p text:style-name="P35"><text:span text:style-name="T6">a) We suppose that a list (InList) contains elements that are lists themselves. The objective is to sort the elements of InList according to their </text:span><text:span text:style-name="T8">length</text:span><text:span text:style-name="T6">. E.g. short lists first, longer lists later, or vice versa.<text:line-break/>Example:<text:line-break/>?- lsort([[a,b,c],[d,e],[f,g,h],[d,e],[i,j,k,l],[m,n],[o]],L).<text:line-break/>L = [[o], [d, e], [d, e], [m, n], [a, b, c], [f, g, h], [i, j, k, l]]<text:line-break/>b) Again, we suppose that a list (InList) contains elements that are lists themselves. But this time the objective is to sort the elements of InList according to their </text:span><text:span text:style-name="T8">length frequency</text:span><text:span text:style-name="T6">; i.e. in the default, where sorting is done ascendingly, lists with rare lengths are placed first, others with a more frequent length come later.<text:line-break/>Example:<text:line-break/>?- lfsort([[a,b,c],[d,e],[f,g,h],[d,e],[i,j,k,l],[m,n],[o]],L).<text:line-break/>L = [[i, j, k, l], [o], [a, b, c], [f, g, h], [d, e], [d, e], [m, n]]<text:line-break/>Note that in the above example, the first two lists in the result L have length 4 and 1, both lengths appear just once. The third and forth list have length 3; there are two list of this length. And finally, the last three lists have length 2. This is the most frequent length. <text:line-break/></text:span><text:span text:style-name="T7">a) length sort</text:span></text:p>
      <text:p text:style-name="P36"><text:span text:style-name="T6">%</text:span></text:p>
      <text:p text:style-name="P36"><text:span text:style-name="T6">% lsort(InList,OutList) :- it is supposed that the elements of InList </text:span></text:p>
      <text:p text:style-name="P36"><text:span text:style-name="T6">% are lists themselves. Then OutList is obtained from InList by sorting </text:span></text:p>
      <text:p text:style-name="P36"><text:span text:style-name="T6">% its elements according to their length. lsort/2 sorts ascendingly,</text:span></text:p>
      <text:p text:style-name="P36"><text:span text:style-name="T6">% lsort/3 allows for ascending or descending sorts.</text:span></text:p>
      <text:p text:style-name="P36"><text:span text:style-name="T6">% (list_of_lists,list_of_lists), (+,?)</text:span></text:p>
      <text:p text:style-name="P36"><text:span text:style-name="T6">lsort(InList,OutList) :- lsort(InList,OutList,asc).</text:span></text:p>
      <text:p text:style-name="P36"><text:span text:style-name="T6">% sorting direction Dir is either asc or desc</text:span></text:p>
      <text:p text:style-name="P36"><text:span text:style-name="T6">lsort(InList,OutList,Dir) :-</text:span></text:p>
      <text:p text:style-name="P36"><text:span text:style-name="T6"><text:s text:c="3"/>add_key(InList,KList,Dir),</text:span></text:p>
      <text:p text:style-name="P36"><text:span text:style-name="T6"><text:s text:c="3"/>keysort(KList,SKList),</text:span></text:p>
      <text:p text:style-name="P36"><text:span text:style-name="T6"><text:s text:c="3"/>rem_key(SKList,OutList).</text:span></text:p>
      <text:p text:style-name="P36"><text:span text:style-name="T6">add_key([],[],_).</text:span></text:p>
      <text:p text:style-name="P36"><text:span text:style-name="T6">add_key([X|Xs],[L-p(X)|Ys],asc) :- !, </text:span></text:p>
      <text:p text:style-name="P36"><text:span text:style-name="T6"><text:tab/>length(X,L), add_key(Xs,Ys,asc).</text:span></text:p>
      <text:p text:style-name="P36"><text:span text:style-name="T6">add_key([X|Xs],[L-p(X)|Ys],desc) :- </text:span></text:p>
      <text:p text:style-name="P36"><text:span text:style-name="T6"><text:tab/>length(X,L1), L is -L1, add_key(Xs,Ys,desc).</text:span></text:p>
      <text:p text:style-name="P36"><text:span text:style-name="T6">rem_key([],[]).</text:span></text:p>
      <text:p text:style-name="P36"><text:span text:style-name="T6">rem_key([_-p(X)|Xs],[X|Ys]) :- rem_key(Xs,Ys).</text:span></text:p>
      <text:p text:style-name="P36"><text:span text:style-name="T6">% b) length frequency sort</text:span></text:p>
      <text:p text:style-name="P36"><text:span text:style-name="T6">%</text:span></text:p>
      <text:p text:style-name="P36"><text:span text:style-name="T6">% lfsort (InList,OutList) :- it is supposed that the elements of InList</text:span></text:p>
      <text:p text:style-name="P36"><text:span text:style-name="T6">% are lists themselves. Then OutList is obtained from InList by sorting</text:span></text:p>
      <text:p text:style-name="P36"><text:span text:style-name="T6">% its elements according to their length frequency; i.e. in the default,</text:span></text:p>
      <text:p text:style-name="P36"><text:span text:style-name="T6">% where sorting is done ascendingly, lists with rare lengths are placed</text:span></text:p>
      <text:p text:style-name="P36"><text:span text:style-name="T6">% first, other with more frequent lengths come later.</text:span></text:p>
      <text:p text:style-name="P36"><text:span text:style-name="T6">%</text:span></text:p>
      <text:p text:style-name="P36"><text:span text:style-name="T6">% Example:</text:span></text:p>
      <text:p text:style-name="P36"><text:span text:style-name="T6">% ?- lfsort([[a,b,c],[d,e],[f,g,h],[d,e],[i,j,k,l],[m,n],[o]],L).</text:span></text:p>
      <text:p text:style-name="P36"><text:span text:style-name="T6">% L = [[i, j, k, l], [o], [a, b, c], [f, g, h], [d, e], [d, e], [m, n]]</text:span></text:p>
      <text:p text:style-name="P36"><text:span text:style-name="T6">%</text:span></text:p>
      <text:p text:style-name="P36"><text:span text:style-name="T6">% Note that the first two lists in the Result have length 4 and 1, both</text:span></text:p>
      <text:p text:style-name="P36"><text:span text:style-name="T6">% length appear just once. The third and forth list have length 3 which</text:span></text:p>
      <text:p text:style-name="P36"><text:span text:style-name="T6">% appears, there are two list of this length. And finally, the last</text:span></text:p>
      <text:p text:style-name="P36"><text:span text:style-name="T6">% three lists have length 2. This is the most frequent length.</text:span></text:p>
      <text:p text:style-name="P36"><text:span text:style-name="T6"/></text:p>
      <text:p text:style-name="P36"><text:span text:style-name="T6">lfsort(InList,OutList) :- lfsort(InList,OutList,asc).</text:span></text:p>
      <text:p text:style-name="P36"><text:span text:style-name="T6"/></text:p>
      <text:p text:style-name="P36"><text:span text:style-name="T6">% sorting direction Dir is either asc or desc</text:span></text:p>
      <text:p text:style-name="P36"><text:span text:style-name="T6"/></text:p>
      <text:p text:style-name="P36"><text:span text:style-name="T6">lfsort(InList,OutList,Dir) :-</text:span></text:p>
      <text:p text:style-name="P36"><text:span text:style-name="T6"><text:tab/>add_key(InList,KList,desc),</text:span></text:p>
      <text:p text:style-name="P36"><text:span text:style-name="T6"><text:s text:c="3"/>keysort(KList,SKList),</text:span></text:p>
      <text:p text:style-name="P36"><text:span text:style-name="T6"><text:s text:c="3"/>pac(SKList,PKList),</text:span></text:p>
      <text:p text:style-name="P36"><text:span text:style-name="T6"><text:s text:c="3"/>lsort(PKList,SPKList,Dir),</text:span></text:p>
      <text:p text:style-name="P36"><text:span text:style-name="T6"><text:s text:c="3"/>flatten(SPKList,FKList),</text:span></text:p>
      <text:p text:style-name="P36"><text:span text:style-name="T6"><text:s text:c="3"/>rem_key(FKList,OutList).</text:span></text:p>
      <text:p text:style-name="P36"><text:span text:style-name="T6"><text:s text:c="3"/></text:span></text:p>
      <text:p text:style-name="P36"><text:span text:style-name="T6">pac([],[]).</text:span></text:p>
      <text:p text:style-name="P36"><text:span text:style-name="T6">pac([L-X|Xs],[[L-X|Z]|Zs]) :- transf(L-X,Xs,Ys,Z), pac(Ys,Zs).</text:span></text:p>
      <text:p text:style-name="P36"><text:span text:style-name="T6"/></text:p>
      <text:p text:style-name="P36"><text:span text:style-name="T6">% transf(L-X,Xs,Ys,Z) Ys is the list that remains from the list Xs</text:span></text:p>
      <text:p text:style-name="P36"><text:span text:style-name="T6">% <text:s text:c="3"/>when all leading copies of length L are removed and transfered to Z</text:span></text:p>
      <text:p text:style-name="P36"><text:span text:style-name="T6">transf(_,[],[],[]).</text:span></text:p>
      <text:p text:style-name="P36"><text:span text:style-name="T6">transf(L-_,[K-Y|Ys],[K-Y|Ys],[]) :- L \= K.</text:span></text:p>
      <text:p text:style-name="P36"><text:span text:style-name="T6">transf(L-_,[L-X|Xs],Ys,[L-X|Zs]) :- transf(L-X,Xs,Ys,Zs).</text:span></text:p>
      <text:p text:style-name="P36"><text:soft-page-break/><text:span text:style-name="T6"/></text:p>
      <text:p text:style-name="P36"><text:span text:style-name="T6">test :-</text:span></text:p>
      <text:p text:style-name="P36"><text:span text:style-name="T6"><text:s text:c="3"/>L = [[a,b,c],[d,e],[f,g,h],[d,e],[i,j,k,l],[m,n],[o]],</text:span></text:p>
      <text:p text:style-name="P36"><text:span text:style-name="T6"><text:s text:c="3"/>write('L = '), write(L), nl,</text:span></text:p>
      <text:p text:style-name="P36"><text:span text:style-name="T6"><text:s text:c="3"/>lsort(L,LS),</text:span></text:p>
      <text:p text:style-name="P36"><text:span text:style-name="T6"><text:s text:c="3"/>write('LS = '), write(LS), nl,</text:span></text:p>
      <text:p text:style-name="P36"><text:span text:style-name="T6"><text:s text:c="3"/>lsort(L,LSD,desc),</text:span></text:p>
      <text:p text:style-name="P36"><text:span text:style-name="T6"><text:s text:c="3"/>write('LSD = '), write(LSD), nl,</text:span></text:p>
      <text:p text:style-name="P36"><text:span text:style-name="T6"><text:s text:c="3"/>lfsort(L,LFS),</text:span></text:p>
      <text:p text:style-name="P36"><text:span text:style-name="T6"><text:s text:c="3"/>write('LFS = '), write(LFS), n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Lucida Sans Unicod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0.98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07:46:51.699385569</meta:creation-date>
    <dc:date>2018-06-22T07:54:23.820190609</dc:date>
    <meta:editing-duration>P2DT19H55M42S</meta:editing-duration>
    <meta:editing-cycles>35</meta:editing-cycles>
    <meta:generator>LibreOffice/5.1.6.2$Linux_X86_64 LibreOffice_project/10m0$Build-2</meta:generator>
    <meta:document-statistic meta:table-count="0" meta:image-count="0" meta:object-count="0" meta:page-count="12" meta:paragraph-count="323" meta:word-count="2839" meta:character-count="19373" meta:non-whitespace-character-count="16433"/>
  </office:meta>
</office:document-meta>
</file>